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4E0000001879FE2833A7B5A520.png" manifest:media-type="image/png"/>
  <manifest:file-entry manifest:full-path="Pictures/10000000000000170000001908E497B4FEF9F141.png" manifest:media-type="image/png"/>
  <manifest:file-entry manifest:full-path="Pictures/10000000000002D90000002385F596A5736ACB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(Cuerpo)" svg:font-family="'Calibri (Cuerpo)'"/>
    <style:font-face style:name="Calibri Light" svg:font-family="'Calibri Light'" style:font-pitch="variable"/>
    <style:font-face style:name="Calibri Light (Títulos)" svg:font-family="'Calibri Light (Títulos)'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pitch="variable"/>
    <style:font-face style:name="JetBrains Mono1" svg:font-family="'JetBrains Mono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20_Drawing_20_Style_5f_1_5f_1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2.204cm" fo:min-width="34.616cm" fo:padding-top="0.125cm" fo:padding-bottom="0.125cm" fo:padding-left="0.25cm" fo:padding-right="0.25cm" fo:wrap-option="wrap"/>
    </style:style>
    <style:style style:name="gr2" style:family="graphic" style:parent-style-name="Default_20_Drawing_20_Style_5f_1_5f_1" style:list-style-name="L2">
      <style:graphic-properties draw:stroke="none" svg:stroke-width="0cm" draw:fill="none" draw:textarea-vertical-align="bottom" draw:auto-grow-height="false" draw:fit-to-size="false" style:shrink-to-fit="true" fo:min-height="2.303cm" fo:min-width="24.892cm" fo:padding-top="0.127cm" fo:padding-bottom="0.127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20_Drawing_20_Style_5f_1_5f_1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1.779cm" fo:min-width="28.533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y_20_objetos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 style:font-size-asian="48pt" style:font-size-complex="48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60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60pt" fo:hyphenate="fals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8pt" fo:letter-spacing="normal" fo:language="es" fo:country="E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28pt" fo:letter-spacing="normal" fo:language="es" fo:country="A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 Light1" fo:font-size="22pt" fo:letter-spacing="normal" fo:language="es" fo:country="A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6pt" fo:letter-spacing="normal" fo:language="es" fo:country="A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Light (Títulos)" fo:font-size="28pt" fo:letter-spacing="normal" fo:language="es" fo:country="A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 (Cuerpo)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JetBrains Mono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ítulo 1" presentation:style-name="pr1" draw:text-style-name="P2" draw:layer="layout" svg:width="25.399cm" svg:height="2.556cm" svg:x="1.171cm" svg:y="4.98cm" presentation:class="title" presentation:user-transformed="true">
          <draw:text-box>
            <text:p text:style-name="P1"><text:span text:style-name="T1">Programación en Java</text:span></text:p>
          </draw:text-box>
        </draw:frame>
        <draw:custom-shape draw:name="Rectángulo 2" draw:style-name="gr1" draw:text-style-name="P3" draw:layer="layout" svg:width="35.115cm" svg:height="2.453cm" svg:x="-0.825cm" svg:y="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2" draw:style-name="gr2" draw:text-style-name="P5" draw:layer="layout" svg:width="25.399cm" svg:height="2.556cm" svg:x="0cm" svg:y="12.7cm">
          <text:p text:style-name="P4"><text:span text:style-name="T2"><text:s/></text:span><text:span text:style-name="T3">Alejandro Solá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rays" draw:style-name="dp3" draw:master-page-name="Título_20_y_20_objetos" presentation:presentation-page-layout-name="AL2T11">
        <office:forms form:automatic-focus="false" form:apply-design-mode="false"/>
        <draw:frame draw:name="Título 5" presentation:style-name="pr3" draw:text-style-name="P8" draw:layer="layout" svg:width="24.149cm" svg:height="3.043cm" svg:x="1.924cm" svg:y="0.838cm" presentation:class="title" presentation:user-transformed="true">
          <draw:text-box>
            <text:p text:style-name="P7"><text:span text:style-name="T4">Excepciones</text:span></text:p>
          </draw:text-box>
        </draw:frame>
        <draw:custom-shape draw:name="Rectángulo 3" draw:style-name="gr4" draw:text-style-name="P3" draw:layer="layout" svg:width="29.032cm" svg:height="2.028cm" svg:x="-0.366cm" svg:y="13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2" presentation:style-name="pr4" draw:text-style-name="P10" draw:layer="layout" svg:width="21.954cm" svg:height="9.992cm" svg:x="1.924cm" svg:y="3.882cm" presentation:class="outline" presentation:user-transformed="true">
          <draw:text-box>
            <text:p text:style-name="P9"><text:span text:style-name="T5">Es la indicación de que se originó un problema durante la ejecución del programa.</text:span></text:p>
            <text:p text:style-name="P9"><text:span text:style-name="T5">Se busca manejarlos para que el programa pueda continuar su ejecución como si nada hubiese pasado.</text:span></text:p>
            <text:p text:style-name="P9"><text:span text:style-name="T5"/></text:p>
            <text:p text:style-name="P9"><text:span text:style-name="T5">Dichos programas se llaman </text:span><text:span text:style-name="T6">programas tolerantes a fallos</text:span><text:span text:style-name="T5">.</text:span></text:p>
            <text:p text:style-name="P9"><text:span text:style-name="T7"/></text:p>
            <text:p text:style-name="P9"><text:span text:style-name="T8"/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ítulo_20_y_20_objetos" presentation:presentation-page-layout-name="AL2T11">
        <office:forms form:automatic-focus="false" form:apply-design-mode="false"/>
        <draw:frame draw:name="Título 3" presentation:style-name="pr3" draw:text-style-name="P8" draw:layer="layout" svg:width="24.149cm" svg:height="3.043cm" svg:x="1.924cm" svg:y="0.838cm" presentation:class="title" presentation:user-transformed="true">
          <draw:text-box>
            <text:p text:style-name="P7"><text:span text:style-name="T4">Excepciones - try catch</text:span></text:p>
          </draw:text-box>
        </draw:frame>
        <draw:custom-shape draw:name="Rectángulo 1" draw:style-name="gr4" draw:text-style-name="P3" draw:layer="layout" svg:width="29.032cm" svg:height="2.028cm" svg:x="-0.366cm" svg:y="13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1" presentation:style-name="pr4" draw:text-style-name="P10" draw:layer="layout" svg:width="21.954cm" svg:height="9.992cm" svg:x="1.924cm" svg:y="3.382cm" presentation:class="outline" presentation:user-transformed="true">
          <draw:text-box>
            <text:p text:style-name="P9"><text:span text:style-name="T5">Un metodo puede </text:span><text:span text:style-name="T6">lanzar</text:span><text:span text:style-name="T5"> una excepción, que se puede atrapar y manejar usando las palabras clave </text:span><text:span text:style-name="T6">try </text:span><text:span text:style-name="T5">y </text:span><text:span text:style-name="T6">catch</text:span><text:span text:style-name="T5">.</text:span></text:p>
            <text:p text:style-name="P9"><text:span text:style-name="T5">En el bloque encerrado por el </text:span><text:span text:style-name="T6">try</text:span><text:span text:style-name="T5"> se ejecuta el código, y en el bloque encerrado por el </text:span><text:span text:style-name="T6">catch</text:span><text:span text:style-name="T5"> se maneja la excepción.</text:span></text:p>
            <text:p text:style-name="P9"><text:span text:style-name="T5">Sintaxis:</text:span></text:p>
            <text:p text:style-name="P9"><text:span text:style-name="T9">try {</text:span></text:p>
            <text:p text:style-name="P9"><text:span text:style-name="T9"><text:s text:c="5"/></text:span><text:span text:style-name="T9">// Código a ejecutar</text:span></text:p>
            <text:p text:style-name="P9"><text:span text:style-name="T9">} catch (Exception e) {</text:span></text:p>
            <text:p text:style-name="P9"><text:span text:style-name="T9"><text:s text:c="4"/></text:span><text:span text:style-name="T9">// Manejo de la excepción</text:span></text:p>
            <text:p text:style-name="P9"><text:span text:style-name="T9">}</text:span></text:p>
            <text:p text:style-name="P9"><text:span text:style-name="T7"/></text:p>
            <text:p text:style-name="P9"><text:span text:style-name="T8"/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ítulo_20_y_20_objetos" presentation:presentation-page-layout-name="AL2T11">
        <office:forms form:automatic-focus="false" form:apply-design-mode="false"/>
        <draw:frame draw:name="Título 4" presentation:style-name="pr3" draw:text-style-name="P8" draw:layer="layout" svg:width="24.149cm" svg:height="3.043cm" svg:x="1.924cm" svg:y="0.838cm" presentation:class="title" presentation:user-transformed="true">
          <draw:text-box>
            <text:p text:style-name="P7"><text:span text:style-name="T4">Debugger</text:span></text:p>
          </draw:text-box>
        </draw:frame>
        <draw:custom-shape draw:name="Rectángulo 4" draw:style-name="gr4" draw:text-style-name="P3" draw:layer="layout" svg:width="29.032cm" svg:height="2.028cm" svg:x="-0.366cm" svg:y="13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3" presentation:style-name="pr4" draw:text-style-name="P10" draw:layer="layout" svg:width="25.381cm" svg:height="9.992cm" svg:x="1.924cm" svg:y="3.882cm" presentation:class="outline" presentation:user-transformed="true">
          <draw:text-box>
            <text:p text:style-name="P9"><text:span text:style-name="T5">Es un programa que facilita al desarrollador a encontrar los </text:span><text:span text:style-name="T5">errores en su código. Se utiliza cuando el programa compila, pero </text:span><text:span text:style-name="T5">no funciona correctamente (error lógico).</text:span></text:p>
            <text:p text:style-name="P9"><text:span text:style-name="T5">Muestra al programador como se ejecuta el programa paso por </text:span><text:span text:style-name="T5">paso.</text:span></text:p>
            <text:p text:style-name="P9"><text:span text:style-name="T5">Tiene que indicarse un </text:span><text:span text:style-name="T6">breakpoint</text:span><text:span text:style-name="T5">, que es donde el programa </text:span><text:span text:style-name="T5">para de ejecutarse para ir línea por línea.</text:span></text:p>
            <text:p text:style-name="P9"><text:span text:style-name="T5"/></text:p>
            <text:p text:style-name="P9"><text:span text:style-name="T5">Se inicia con el botón que tiene una cucaracha como ícono.</text:span></text:p>
          </draw:text-box>
        </draw:frame>
        <draw:frame draw:style-name="gr5" draw:text-style-name="P12" draw:layer="layout" svg:width="19.287cm" svg:height="0.925cm" svg:x="2.239cm" svg:y="9.525cm">
          <draw:image xlink:href="Pictures/10000000000002D90000002385F596A5736ACBAC.png" xlink:type="simple" xlink:show="embed" xlink:actuate="onLoad" draw:mime-type="image/png">
            <text:p/>
          </draw:image>
        </draw:frame>
        <draw:frame draw:style-name="gr5" draw:text-style-name="P12" draw:layer="layout" svg:width="1.27cm" svg:height="1.379cm" svg:x="2.199cm" svg:y="11.764cm">
          <draw:image xlink:href="Pictures/10000000000000170000001908E497B4FEF9F1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ítulo_20_y_20_objetos" presentation:presentation-page-layout-name="AL2T11">
        <office:forms form:automatic-focus="false" form:apply-design-mode="false"/>
        <draw:frame draw:name="Título 6" presentation:style-name="pr3" draw:text-style-name="P8" draw:layer="layout" svg:width="24.149cm" svg:height="3.043cm" svg:x="1.924cm" svg:y="0.838cm" presentation:class="title" presentation:user-transformed="true">
          <draw:text-box>
            <text:p text:style-name="P7"><text:span text:style-name="T4">Debugger</text:span></text:p>
          </draw:text-box>
        </draw:frame>
        <draw:custom-shape draw:name="Rectángulo 5" draw:style-name="gr4" draw:text-style-name="P3" draw:layer="layout" svg:width="29.032cm" svg:height="2.028cm" svg:x="-0.366cm" svg:y="13.7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Marcador de contenido 4" presentation:style-name="pr4" draw:text-style-name="P10" draw:layer="layout" svg:width="21.954cm" svg:height="9.992cm" svg:x="1.924cm" svg:y="3.882cm" presentation:class="outline" presentation:user-transformed="true">
          <draw:text-box>
            <text:p text:style-name="P9"><text:span text:style-name="T5">Se debe avanzar línea por línea utilizando los botones:</text:span></text:p>
            <text:p text:style-name="P9"><text:span text:style-name="T5"/></text:p>
            <text:p text:style-name="P9"><text:span text:style-name="T5"/></text:p>
            <text:p text:style-name="P9"><text:span text:style-name="T5">El primero salta una línea de código.</text:span></text:p>
            <text:p text:style-name="P9"><text:span text:style-name="T5">El segundo entra en el método que se está utilizando.</text:span></text:p>
            <text:p text:style-name="P9"><text:span text:style-name="T5">El tercero sigue ejecutando hasta que se termine el método actual.</text:span></text:p>
          </draw:text-box>
        </draw:frame>
        <draw:frame draw:style-name="gr6" draw:text-style-name="P13" draw:layer="layout" svg:width="4.133cm" svg:height="1.27cm" svg:x="2.217cm" svg:y="5.38cm">
          <draw:image xlink:href="Pictures/100000000000004E0000001879FE2833A7B5A520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(Cuerpo)" svg:font-family="'Calibri (Cuerpo)'"/>
    <style:font-face style:name="Calibri Light" svg:font-family="'Calibri Light'" style:font-pitch="variable"/>
    <style:font-face style:name="Calibri Light (Títulos)" svg:font-family="'Calibri Light (Títulos)'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JetBrains Mono" svg:font-family="'JetBrains Mono'" style:font-pitch="variable"/>
    <style:font-face style:name="JetBrains Mono1" svg:font-family="'JetBrains Mono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3.1000003814697pt" fo:letter-spacing="normal" fo:language="es" fo:country="A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4.8999996185303pt" fo:letter-spacing="normal" fo:language="es" fo:country="AR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y_20_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text-align="center" style:writing-mode="lr-tb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s" fo:country="A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office:forms form:automatic-focus="false" form:apply-design-mode="false"/>
      <draw:frame draw:name="Título 1" presentation:style-name="Mpr4" draw:text-style-name="MP8" draw:layer="backgroundobjects" svg:width="24.149cm" svg:height="3.043cm" svg:x="1.924cm" svg:y="0.838cm" presentation:class="title" presentation:user-transformed="true">
        <draw:text-box>
          <text:p text:style-name="MP7"><text:span text:style-name="MT2">Haga clic para modificar el estilo de título del patrón</text:span></text:p>
        </draw:text-box>
      </draw:frame>
      <draw:frame draw:name="Marcador de contenido 2" presentation:style-name="Mpr5" draw:text-style-name="MP11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9"><text:span text:style-name="MT3">Haga clic para modificar los estilos de texto </text:span><text:span text:style-name="MT3">del patrón</text:span></text:p>
              <text:list>
                <text:list-item>
                  <text:p text:style-name="MP10"><text:span text:style-name="MT4">Segundo nivel</text:span></text:p>
                  <text:list>
                    <text:list-item>
                      <text:p text:style-name="MP10"><text:span text:style-name="MT5">Tercer nivel</text:span></text:p>
                      <text:list>
                        <text:list-item>
                          <text:p text:style-name="MP10"><text:span text:style-name="MT6">Cuarto nivel</text:span></text:p>
                          <text:list>
                            <text:list-item>
                              <text:p text:style-name="MP10"><text:span text:style-name="MT6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" draw:text-style-name="MP13" draw:layer="backgroundobjects" svg:width="6.299cm" svg:height="0.838cm" svg:x="1.924cm" svg:y="14.598cm" presentation:class="date-time" presentation:user-transformed="true">
        <draw:text-box>
          <text:p text:style-name="MP12"><text:span text:style-name="MT7"><presentation:date-time/></text:span></text:p>
        </draw:text-box>
      </draw:frame>
      <draw:frame draw:name="Marcador de pie de página 4" presentation:style-name="Mpr6" draw:text-style-name="MP13" draw:layer="backgroundobjects" svg:width="9.449cm" svg:height="0.838cm" svg:x="9.274cm" svg:y="14.598cm" presentation:class="footer" presentation:user-transformed="true">
        <draw:text-box>
          <text:p text:style-name="MP14"><text:span text:style-name="MT1"><presentation:footer/></text:span></text:p>
        </draw:text-box>
      </draw:frame>
      <draw:frame draw:name="Marcador de número de diapositiva 5" presentation:style-name="Mpr6" draw:text-style-name="MP13" draw:layer="backgroundobjects" svg:width="6.299cm" svg:height="0.838cm" svg:x="19.774cm" svg:y="14.598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y_20_objetos-title" draw:layer="backgroundobjects" svg:width="18.624cm" svg:height="10.476cm" svg:x="1.482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2T22:24:23.169670630</meta:creation-date>
    <dc:date>2023-01-10T16:25:24.418984782</dc:date>
    <meta:editing-duration>PT3H11M34S</meta:editing-duration>
    <meta:editing-cycles>3</meta:editing-cycles>
    <meta:generator>LibreOffice/7.3.7.2$Linux_X86_64 LibreOffice_project/30$Build-2</meta:generator>
    <meta:document-statistic meta:object-count="60"/>
  </office:meta>
</office:document-meta>
</file>